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3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4" draw:text-style-name="P1" draw:layer="layout" svg:width="1.566cm" svg:height="1.6cm" svg:x="23.637cm" svg:y="4.7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cm" svg:height="3.2cm" svg:x="3.503cm" svg:y="3.1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5:22:29.181647849</dc:date>
    <dc:creator>elucterio </dc:creator>
    <meta:editing-duration>PT16H21M54S</meta:editing-duration>
    <meta:editing-cycles>32</meta:editing-cycles>
    <meta:generator>LibreOffice/4.2.8.2$Linux_X86_64 LibreOffice_project/420m0$Build-2</meta:generator>
    <meta:document-statistic meta:object-count="224"/>
  </office:meta>
</office:document-meta>
</file>